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 Mono" svg:font-family="'Roboto Mono', monospace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officeooo:paragraph-rsid="00203a9d" fo:background-color="#1e1e1e"/>
    </style:style>
    <style:style style:name="P3" style:family="paragraph" style:parent-style-name="Standard">
      <style:paragraph-properties style:line-height-at-least="0.198in"/>
      <style:text-properties fo:color="#6a9955" style:font-name="Droid Sans Mono" fo:font-size="10.5pt" fo:font-weight="normal" officeooo:rsid="001bd844" fo:background-color="#1e1e1e"/>
    </style:style>
    <style:style style:name="P4" style:family="paragraph" style:parent-style-name="Standard">
      <style:text-properties officeooo:rsid="001bd844"/>
    </style:style>
    <style:style style:name="P5" style:family="paragraph" style:parent-style-name="Standard">
      <style:text-properties officeooo:rsid="001bd844" officeooo:paragraph-rsid="001bd844"/>
    </style:style>
    <style:style style:name="P6" style:family="paragraph" style:parent-style-name="Standard">
      <style:text-properties officeooo:paragraph-rsid="001bd844"/>
    </style:style>
    <style:style style:name="P7" style:family="paragraph" style:parent-style-name="Standard">
      <style:text-properties officeooo:rsid="001d4e1b" officeooo:paragraph-rsid="001d4e1b"/>
    </style:style>
    <style:style style:name="P8" style:family="paragraph" style:parent-style-name="Standard">
      <style:text-properties officeooo:rsid="001ec33d" officeooo:paragraph-rsid="001ec33d"/>
    </style:style>
    <style:style style:name="P9" style:family="paragraph" style:parent-style-name="Standard">
      <style:text-properties officeooo:rsid="00203a9d" officeooo:paragraph-rsid="00203a9d"/>
    </style:style>
    <style:style style:name="T1" style:family="text">
      <style:text-properties officeooo:rsid="001bd844"/>
    </style:style>
    <style:style style:name="T2" style:family="text">
      <style:text-properties fo:color="#ce9178" style:font-name="Droid Sans Mono" fo:font-size="10.5pt" fo:font-weight="normal" fo:background-color="#1e1e1e" loext:char-shading-value="0"/>
    </style:style>
    <style:style style:name="T3" style:family="text">
      <style:text-properties fo:color="#ce9178" style:font-name="Droid Sans Mono" fo:font-size="10.5pt" fo:font-weight="normal" officeooo:rsid="001bd844" fo:background-color="#1e1e1e" loext:char-shading-value="0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Texto de la web: Poppins</text:p>
      <text:p text:style-name="Standard"/>
      <text:p text:style-name="P5">Código de poppins:</text:p>
      <text:p text:style-name="Standard"/>
      <text:p text:style-name="Standard">html: <text:span text:style-name="T3">&lt;link href="https://fonts.googleapis.com/css2?family=Poppins:wght@200&amp;display=swap" rel="stylesheet"&gt;</text:span></text:p>
      <text:p text:style-name="P4"/>
      <text:p text:style-name="Standard">css: <text:span text:style-name="T3">font-family: 'Poppins', sans-serif;</text:span></text:p>
      <text:p text:style-name="Standard"/>
      <text:p text:style-name="P1"/>
      <text:p text:style-name="Standard">Texto tamaño: 1.2em</text:p>
      <text:p text:style-name="P1"/>
      <text:p text:style-name="P7">Texto imagen tamaño: 3em</text:p>
      <text:p text:style-name="P7"/>
      <text:p text:style-name="P7">Texto Cabeceras Servicios: 1.5em</text:p>
      <text:p text:style-name="P1"/>
      <text:p text:style-name="P1"/>
      <text:p text:style-name="P1"/>
      <text:p text:style-name="P6"><text:span text:style-name="T1">Color fondo de la web: </text:span><text:span text:style-name="T2">#F8FEEC</text:span></text:p>
      <text:p text:style-name="P3"/>
      <text:p text:style-name="P5">Color fondo de nav: </text:p>
      <text:p text:style-name="P5"/>
      <text:p text:style-name="P5">Color letras footer: white;</text:p>
      <text:p text:style-name="P5"/>
      <text:p text:style-name="P6"><text:span text:style-name="T1">Color fondo footer: </text:span><text:span text:style-name="T2">#0D0D08</text:span></text:p>
      <text:p text:style-name="P5"/>
      <text:p text:style-name="P1"/>
      <text:p text:style-name="P8">Tamaño imagenes de Noticias: 30em</text:p>
      <text:p text:style-name="P1"/>
      <text:p text:style-name="P1"/>
      <text:p text:style-name="P9">En el caso de querer usar otros colores deberan usarse los incluidos en la siguiente web, asi como sus tonalidades:</text:p>
      <text:p text:style-name="P9"/>
      <text:p text:style-name="P9">https://coolors.co/ef8354-eaeaec-0d0d08-f8feec-b1cc74</text:p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 Mono" svg:font-family="'Roboto Mono', monospace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5:30:46.088358054</meta:creation-date>
    <dc:date>2020-11-02T18:17:11.372007289</dc:date>
    <meta:editing-duration>PT1H14M50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71" meta:character-count="569" meta:non-whitespace-character-count="511"/>
  </office:meta>
</office:document-meta>
</file>